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307cm" style:rel-column-width="1875*"/>
    </style:style>
    <style:style style:name="Таблица1.B" style:family="table-column">
      <style:table-column-properties style:column-width="6.184cm" style:rel-column-width="3506*"/>
    </style:style>
    <style:style style:name="Таблица1.C" style:family="table-column">
      <style:table-column-properties style:column-width="7.509cm" style:rel-column-width="425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officeooo:paragraph-rsid="00056853"/>
    </style:style>
    <style:style style:name="P2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officeooo:paragraph-rsid="00056853"/>
    </style:style>
    <style:style style:name="P3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officeooo:paragraph-rsid="00056853"/>
    </style:style>
    <style:style style:name="P4" style:family="paragraph" style:parent-style-name="Standard_20__28_WW_29_">
      <style:paragraph-properties fo:text-align="center" style:justify-single-word="false"/>
      <style:text-properties officeooo:paragraph-rsid="00056853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6" style:family="paragraph" style:parent-style-name="Standard_20__28_WW_29_"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7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9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0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1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56853" officeooo:paragraph-rsid="00056853"/>
    </style:style>
    <style:style style:name="P12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56853" officeooo:paragraph-rsid="00056853"/>
    </style:style>
    <style:style style:name="P13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paragraph-rsid="00056853"/>
    </style:style>
    <style:style style:name="P14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weight="bold" officeooo:rsid="00056853" officeooo:paragraph-rsid="00056853" style:font-weight-asian="bold" style:font-weight-complex="bold"/>
    </style:style>
    <style:style style:name="P15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Consolas" officeooo:rsid="00056853" officeooo:paragraph-rsid="00056853"/>
    </style:style>
    <style:style style:name="P16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6053" officeooo:paragraph-rsid="00076053"/>
    </style:style>
    <style:style style:name="P17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faf7" officeooo:paragraph-rsid="0007faf7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056853" officeooo:paragraph-rsid="00056853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076053" officeooo:paragraph-rsid="00076053" style:font-size-asian="14pt" style:font-size-complex="14pt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56853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7faf7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056853" style:font-name-asian="Times New Roman2" style:font-size-asian="14pt" style:font-name-complex="Times New Roman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4"><text:span text:style-name="T4">Московский Авиационный Институт</text:span></text:p>
      <text:p text:style-name="P4" loext:marker-style-name="T4"><text:span text:style-name="T4">(Национальный Исследовательский Университет)</text:span></text:p>
      <text:p text:style-name="P4" loext:marker-style-name="T4"><text:span text:style-name="T4">Факультет информационных технологий и прикладной математики</text:span></text:p>
      <text:p text:style-name="P4" loext:marker-style-name="T4"><text:span text:style-name="T4">Кафедра вычислительной математики и программирования</text:span></text:p>
      <text:p text:style-name="P5"/>
      <text:p text:style-name="P5"/>
      <text:p text:style-name="P4"><text:span text:style-name="T5">Лабораторная работа №5 по курсу</text:span></text:p>
      <text:p text:style-name="P4" loext:marker-style-name="T6"><text:span text:style-name="T6">«Дискретный анализ»</text:span></text:p>
      <text:p text:style-name="P7" loext:marker-style-name="T6"/>
      <text:p text:style-name="P4"/>
      <text:p text:style-name="P6"/>
      <text:p text:style-name="P5"/>
      <text:p text:style-name="P5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2"><text:span text:style-name="T1">Студент: </text:span><text:span text:style-name="T2">Ибрагимов Р. Р.</text:span></text:p>
      <text:p text:style-name="P3"><text:span text:style-name="T1">Группа: М8О-303Б-22</text:span></text:p>
      <text:p text:style-name="P3"><text:span text:style-name="T1">Вариант: </text:span><text:span text:style-name="T2">2</text:span></text:p>
      <text:p text:style-name="P2" loext:marker-style-name="T1"><text:span text:style-name="T1">Преподаватель: Макаров Н.К.</text:span></text:p>
      <text:p text:style-name="P2" loext:marker-style-name="T1"><text:span text:style-name="T1">Оценка: ___________</text:span></text:p>
      <text:p text:style-name="P2" loext:marker-style-name="T1"><text:span text:style-name="T1">Дата: ___________</text:span></text:p>
      <text:p text:style-name="P2" loext:marker-style-name="T1"><text:span text:style-name="T1">Подпись: ___________</text:span></text:p>
      <text:p text:style-name="P10" loext:marker-style-name="T1"/>
      <text:p text:style-name="P10" loext:marker-style-name="T1"/>
      <text:p text:style-name="P1" loext:marker-style-name="T1"><text:span text:style-name="T1">Москва, 2024</text:span></text:p>
      <text:p text:style-name="P1" loext:marker-style-name="T1"><text:span text:style-name="T1"/></text:p>
      <text:p text:style-name="P14" loext:marker-style-name="T1"><text:soft-page-break/><text:span text:style-name="T1">Постановка задачи</text:span></text:p>
      <text:p text:style-name="P12" loext:marker-style-name="T1"><text:span text:style-name="T7">Найти в заранее известном тексте поступающие на вход образцы с использованием суффиксного массива.</text:span></text:p>
      <text:p text:style-name="P13" loext:marker-style-name="T1"><text:span text:style-name="T8">Примечание: м</text:span><text:span text:style-name="T7">ожно делать как через суффиксное дерево, так и через сортировку.</text:span></text:p>
      <text:p text:style-name="P13" loext:marker-style-name="T1"><text:span text:style-name="T7"/></text:p>
      <text:p text:style-name="P14" loext:marker-style-name="T1"><text:span text:style-name="T1">Формат ввода</text:span></text:p>
      <text:p text:style-name="P12" loext:marker-style-name="T1"><text:span text:style-name="T7">Текст располагается на первой строке, затем, до конца файла, следуют строки с образцами.</text:span></text:p>
      <text:p text:style-name="P12" loext:marker-style-name="T1"><text:span text:style-name="T1"/></text:p>
      <text:p text:style-name="P14" loext:marker-style-name="T1"><text:span text:style-name="T1">Формат вывода</text:span></text:p>
      <text:p text:style-name="P12" loext:marker-style-name="T1"><text:span text:style-name="T7">Для каждого образца, найденного в тексте, нужно распечатать строчку, начинающуюся с последовательного номера этого образца и двоеточия, за которым, через запятую, нужно перечислить номера позиций, где встречается образец в порядке возрастания.</text:span></text:p>
      <text:p text:style-name="P11" loext:marker-style-name="T1"><text:span text:style-name="T1"/></text:p>
      <text:p text:style-name="P14" loext:marker-style-name="T1"><text:span text:style-name="T1">Метод решения</text:span></text:p>
      <text:p text:style-name="P16" loext:marker-style-name="T1"><text:span text:style-name="T1">Для построения суффиксного массива буду использовать алгоритм его построения без использования суффиксного дерева — алгоритм цифровой сортировки циклических строк.</text:span></text:p>
      <text:p text:style-name="P16" loext:marker-style-name="T1"><text:span text:style-name="T1">Далее буду осуществлять поиск всех вхождений паттерна в текст следующим образом: с помощью бинарного поиска для текущего паттерна найду первое и последнее вхождения в суффиксный массив, </text:span><text:span text:style-name="T3">затем в ответ надо будет взять все суффиксы, которые располагаются между первым и последним вхождениями. Таким образом, найдутся все вхождения паттерна. В конце, отсортируем все вхождения по возрастанию.</text:span></text:p>
      <text:p text:style-name="P17" loext:marker-style-name="T1"><text:span text:style-name="T3">С</text:span><text:span text:style-name="T1">ложность построения суффиксного массива — O(nlogn), поиск в нем — O(mlogn), где n — длина текста, m — длина паттерна.</text:span></text:p>
      <text:p text:style-name="P11" loext:marker-style-name="T1"><text:span text:style-name="T1"/></text:p>
      <text:p text:style-name="P14" loext:marker-style-name="T1"><text:span text:style-name="T1">Исходный код</text:span></text:p>
      <text:p text:style-name="P15" loext:marker-style-name="T1">#include &lt;iostream&gt;</text:p>
      <text:p text:style-name="P15" loext:marker-style-name="T1">#include &lt;vector&gt;</text:p>
      <text:p text:style-name="P15" loext:marker-style-name="T1">#include &lt;string&gt;</text:p>
      <text:p text:style-name="P15" loext:marker-style-name="T1">#include &lt;algorithm&gt;</text:p>
      <text:p text:style-name="P15" loext:marker-style-name="T1"/>
      <text:p text:style-name="P15" loext:marker-style-name="T1">using namespace std; </text:p>
      <text:p text:style-name="P15" loext:marker-style-name="T1"><text:s/></text:p>
      <text:p text:style-name="P15" loext:marker-style-name="T1">vector&lt;int&gt; buildSuffixArray(const string &amp;s) { </text:p>
      <text:p text:style-name="P15" loext:marker-style-name="T1"><text:s text:c="4"/>int n = s.size(); </text:p>
      <text:p text:style-name="P15" loext:marker-style-name="T1"><text:s text:c="4"/>vector&lt;int&gt; suffix_array(n);</text:p>
      <text:p text:style-name="P15" loext:marker-style-name="T1"/>
      <text:p text:style-name="P15" loext:marker-style-name="T1"><text:s text:c="4"/>int max_symbol = -1;</text:p>
      <text:p text:style-name="P15" loext:marker-style-name="T1"><text:s text:c="4"/>for (int i = 0; i &lt; n; ++i) {</text:p>
      <text:p text:style-name="P15" loext:marker-style-name="T1"><text:s text:c="8"/>if (s[i] &gt; max_symbol) {</text:p>
      <text:p text:style-name="P15" loext:marker-style-name="T1"><text:s text:c="12"/>max_symbol = s[i];</text:p>
      <text:p text:style-name="P15" loext:marker-style-name="T1"><text:s text:c="8"/>}</text:p>
      <text:p text:style-name="P15" loext:marker-style-name="T1"><text:s text:c="4"/>}</text:p>
      <text:p text:style-name="P15" loext:marker-style-name="T1"><text:soft-page-break/></text:p>
      <text:p text:style-name="P15" loext:marker-style-name="T1"><text:s text:c="4"/>vector&lt;int&gt; cnt(max(max_symbol + 1, n), 0); </text:p>
      <text:p text:style-name="P15" loext:marker-style-name="T1"><text:s text:c="4"/>for (int i = 0; i &lt; n; ++i) {</text:p>
      <text:p text:style-name="P15" loext:marker-style-name="T1"><text:s text:c="8"/>++cnt[s[i]]; </text:p>
      <text:p text:style-name="P15" loext:marker-style-name="T1"><text:s text:c="4"/>}</text:p>
      <text:p text:style-name="P15" loext:marker-style-name="T1"><text:s text:c="4"/>for (int i = 1; i &lt; cnt.size(); ++i) {</text:p>
      <text:p text:style-name="P15" loext:marker-style-name="T1"><text:s text:c="8"/>cnt[i] += cnt[i - 1]; </text:p>
      <text:p text:style-name="P15" loext:marker-style-name="T1"><text:s text:c="4"/>}</text:p>
      <text:p text:style-name="P15" loext:marker-style-name="T1"/>
      <text:p text:style-name="P15" loext:marker-style-name="T1"><text:s text:c="4"/>for (int i = n - 1; i &gt;= 0; --i) {</text:p>
      <text:p text:style-name="P15" loext:marker-style-name="T1"><text:s text:c="8"/>suffix_array[--cnt[s[i]]] = i; </text:p>
      <text:p text:style-name="P15" loext:marker-style-name="T1"><text:s text:c="4"/>}</text:p>
      <text:p text:style-name="P15" loext:marker-style-name="T1"><text:s text:c="4"/></text:p>
      <text:p text:style-name="P15" loext:marker-style-name="T1"><text:s text:c="4"/>vector&lt;int&gt; eq_class(n);</text:p>
      <text:p text:style-name="P15" loext:marker-style-name="T1"><text:s text:c="4"/>eq_class[suffix_array[0]] = 0; </text:p>
      <text:p text:style-name="P15" loext:marker-style-name="T1"><text:s text:c="4"/>int class_value = 1; </text:p>
      <text:p text:style-name="P15" loext:marker-style-name="T1"><text:s text:c="4"/>for (int i = 1; i &lt; n; ++i) { </text:p>
      <text:p text:style-name="P15" loext:marker-style-name="T1"><text:s text:c="8"/>if (s[suffix_array[i]] != s[suffix_array[i - 1]]) {</text:p>
      <text:p text:style-name="P15" loext:marker-style-name="T1"><text:s text:c="12"/>++class_value; </text:p>
      <text:p text:style-name="P15" loext:marker-style-name="T1"><text:s text:c="8"/>}</text:p>
      <text:p text:style-name="P15" loext:marker-style-name="T1"><text:s text:c="8"/>eq_class[suffix_array[i]] = class_value - 1; </text:p>
      <text:p text:style-name="P15" loext:marker-style-name="T1"><text:s text:c="4"/>}</text:p>
      <text:p text:style-name="P15" loext:marker-style-name="T1"><text:s text:c="5"/></text:p>
      <text:p text:style-name="P15" loext:marker-style-name="T1"><text:s text:c="4"/>vector&lt;int&gt; tmp_suffix_array(n), tmp_eq_class(n); </text:p>
      <text:p text:style-name="P15" loext:marker-style-name="T1"><text:s text:c="4"/>for (int len = 1; len &lt; n; len *= 2) { </text:p>
      <text:p text:style-name="P15" loext:marker-style-name="T1"><text:s text:c="8"/>for (int i = 0; i &lt; n; ++i) { </text:p>
      <text:p text:style-name="P15" loext:marker-style-name="T1"><text:s text:c="12"/>tmp_suffix_array[i] = suffix_array[i] - len; </text:p>
      <text:p text:style-name="P15" loext:marker-style-name="T1"><text:s text:c="12"/>if (tmp_suffix_array[i] &lt; 0) {</text:p>
      <text:p text:style-name="P15" loext:marker-style-name="T1"><text:s text:c="16"/>tmp_suffix_array[i] += n; </text:p>
      <text:p text:style-name="P15" loext:marker-style-name="T1"><text:s text:c="12"/>}</text:p>
      <text:p text:style-name="P15" loext:marker-style-name="T1"><text:s text:c="8"/>}</text:p>
      <text:p text:style-name="P15" loext:marker-style-name="T1"><text:s text:c="9"/></text:p>
      <text:p text:style-name="P15" loext:marker-style-name="T1"><text:s text:c="8"/>cnt.assign(class_value, 0);</text:p>
      <text:p text:style-name="P15" loext:marker-style-name="T1"/>
      <text:p text:style-name="P15" loext:marker-style-name="T1"><text:s text:c="8"/>for (int i = 0; i &lt; n; ++i) {</text:p>
      <text:p text:style-name="P15" loext:marker-style-name="T1"><text:s text:c="12"/>++cnt[eq_class[tmp_suffix_array[i]]];</text:p>
      <text:p text:style-name="P15" loext:marker-style-name="T1"><text:s text:c="8"/>} </text:p>
      <text:p text:style-name="P15" loext:marker-style-name="T1"><text:s text:c="8"/>for (int i = 1; i &lt; class_value; ++i) {</text:p>
      <text:p text:style-name="P15" loext:marker-style-name="T1"><text:s text:c="12"/>cnt[i] += cnt[i - 1]; </text:p>
      <text:p text:style-name="P15" loext:marker-style-name="T1"><text:s text:c="8"/>}</text:p>
      <text:p text:style-name="P15" loext:marker-style-name="T1"><text:s text:c="8"/>for (int i = n - 1; i &gt;= 0; --i) {</text:p>
      <text:p text:style-name="P15" loext:marker-style-name="T1"><text:s text:c="12"/>suffix_array[--cnt[eq_class[tmp_suffix_array[i]]]] = tmp_suffix_array[i]; </text:p>
      <text:p text:style-name="P15" loext:marker-style-name="T1"><text:s text:c="8"/>}</text:p>
      <text:p text:style-name="P15" loext:marker-style-name="T1"><text:s text:c="9"/></text:p>
      <text:p text:style-name="P15" loext:marker-style-name="T1"><text:s text:c="8"/>tmp_eq_class[suffix_array[0]] = 0; </text:p>
      <text:p text:style-name="P15" loext:marker-style-name="T1"><text:s text:c="8"/>class_value = 1; </text:p>
      <text:p text:style-name="P15" loext:marker-style-name="T1"><text:s text:c="8"/>for (int i = 1; i &lt; n; ++i) { </text:p>
      <text:p text:style-name="P15" loext:marker-style-name="T1"><text:s text:c="12"/>pair&lt;int, int&gt; curr = {eq_class[suffix_array[i]], eq_class[(suffix_array[i] + len) % n]}; </text:p>
      <text:p text:style-name="P15" loext:marker-style-name="T1"><text:s text:c="12"/>pair&lt;int, int&gt; prev = {eq_class[suffix_array[i - 1]], eq_class[(suffix_array[i - 1] + len) % n]}; </text:p>
      <text:p text:style-name="P15" loext:marker-style-name="T1"><text:soft-page-break/><text:s text:c="12"/>if (curr != prev) {</text:p>
      <text:p text:style-name="P15" loext:marker-style-name="T1"><text:s text:c="16"/>++class_value; </text:p>
      <text:p text:style-name="P15" loext:marker-style-name="T1"><text:s text:c="12"/>}</text:p>
      <text:p text:style-name="P15" loext:marker-style-name="T1"><text:s text:c="12"/>tmp_eq_class[suffix_array[i]] = class_value - 1; </text:p>
      <text:p text:style-name="P15" loext:marker-style-name="T1"><text:s text:c="8"/>} </text:p>
      <text:p text:style-name="P15" loext:marker-style-name="T1"><text:s text:c="8"/>eq_class = tmp_eq_class; </text:p>
      <text:p text:style-name="P15" loext:marker-style-name="T1"><text:s text:c="4"/>} </text:p>
      <text:p text:style-name="P15" loext:marker-style-name="T1"/>
      <text:p text:style-name="P15" loext:marker-style-name="T1"><text:s text:c="4"/>vector&lt;int&gt; result(n - 1);</text:p>
      <text:p text:style-name="P15" loext:marker-style-name="T1"><text:s text:c="4"/>for (int i = 1; i &lt; n; ++i) {</text:p>
      <text:p text:style-name="P15" loext:marker-style-name="T1"><text:s text:c="8"/>result[i - 1] = suffix_array[i];</text:p>
      <text:p text:style-name="P15" loext:marker-style-name="T1"><text:s text:c="4"/>}</text:p>
      <text:p text:style-name="P15" loext:marker-style-name="T1"><text:s text:c="5"/></text:p>
      <text:p text:style-name="P15" loext:marker-style-name="T1"><text:s text:c="4"/>return result;</text:p>
      <text:p text:style-name="P15" loext:marker-style-name="T1">} </text:p>
      <text:p text:style-name="P15" loext:marker-style-name="T1"/>
      <text:p text:style-name="P15" loext:marker-style-name="T1">vector&lt;int&gt; searchPattern(const string &amp;text, const string &amp;pattern, const vector&lt;int&gt; &amp;suffixArray) {</text:p>
      <text:p text:style-name="P15" loext:marker-style-name="T1"><text:s text:c="4"/>vector&lt;int&gt; result;</text:p>
      <text:p text:style-name="P15" loext:marker-style-name="T1"/>
      <text:p text:style-name="P15" loext:marker-style-name="T1"><text:s text:c="4"/>if (pattern == "") {</text:p>
      <text:p text:style-name="P15" loext:marker-style-name="T1"><text:s text:c="8"/>return result;</text:p>
      <text:p text:style-name="P15" loext:marker-style-name="T1"><text:s text:c="4"/>}</text:p>
      <text:p text:style-name="P15" loext:marker-style-name="T1"/>
      <text:p text:style-name="P15" loext:marker-style-name="T1"><text:s text:c="4"/>int n = text.size(), m = pattern.size();</text:p>
      <text:p text:style-name="P15" loext:marker-style-name="T1"><text:s text:c="4"/>int L = 0, R = n;</text:p>
      <text:p text:style-name="P15" loext:marker-style-name="T1"/>
      <text:p text:style-name="P15" loext:marker-style-name="T1"><text:s text:c="4"/>while (L &lt; R) {</text:p>
      <text:p text:style-name="P15" loext:marker-style-name="T1"><text:s text:c="8"/>int M = (L + R) / 2;</text:p>
      <text:p text:style-name="P15" loext:marker-style-name="T1"><text:s text:c="8"/>if (text.compare(suffixArray[M], m, pattern) &gt;= 0) {</text:p>
      <text:p text:style-name="P15" loext:marker-style-name="T1"><text:s text:c="12"/>R = M;</text:p>
      <text:p text:style-name="P15" loext:marker-style-name="T1"><text:s text:c="8"/>}</text:p>
      <text:p text:style-name="P15" loext:marker-style-name="T1"><text:s text:c="8"/>else {</text:p>
      <text:p text:style-name="P15" loext:marker-style-name="T1"><text:s text:c="12"/>L = M + 1;</text:p>
      <text:p text:style-name="P15" loext:marker-style-name="T1"><text:s text:c="8"/>}</text:p>
      <text:p text:style-name="P15" loext:marker-style-name="T1"><text:s text:c="4"/>}</text:p>
      <text:p text:style-name="P15" loext:marker-style-name="T1"><text:s text:c="4"/>int first_entry = L;</text:p>
      <text:p text:style-name="P15" loext:marker-style-name="T1"/>
      <text:p text:style-name="P15" loext:marker-style-name="T1"><text:s text:c="4"/>R = n;</text:p>
      <text:p text:style-name="P15" loext:marker-style-name="T1"><text:s text:c="4"/>while (L &lt; R) {</text:p>
      <text:p text:style-name="P15" loext:marker-style-name="T1"><text:s text:c="8"/>int M = (L + R) / 2;</text:p>
      <text:p text:style-name="P15" loext:marker-style-name="T1"><text:s text:c="8"/>if (text.compare(suffixArray[M], m, pattern) &gt; 0) {</text:p>
      <text:p text:style-name="P15" loext:marker-style-name="T1"><text:s text:c="12"/>R = M;</text:p>
      <text:p text:style-name="P15" loext:marker-style-name="T1"><text:s text:c="8"/>}</text:p>
      <text:p text:style-name="P15" loext:marker-style-name="T1"><text:s text:c="8"/>else {</text:p>
      <text:p text:style-name="P15" loext:marker-style-name="T1"><text:s text:c="12"/>L = M + 1;</text:p>
      <text:p text:style-name="P15" loext:marker-style-name="T1"><text:s text:c="8"/>}</text:p>
      <text:p text:style-name="P15" loext:marker-style-name="T1"><text:s text:c="4"/>}</text:p>
      <text:p text:style-name="P15" loext:marker-style-name="T1"><text:s text:c="4"/>int last_entry = L;</text:p>
      <text:p text:style-name="P15" loext:marker-style-name="T1"/>
      <text:p text:style-name="P15" loext:marker-style-name="T1"><text:s text:c="4"/>if (first_entry == last_entry) {</text:p>
      <text:p text:style-name="P15" loext:marker-style-name="T1"><text:s text:c="8"/>return result;</text:p>
      <text:p text:style-name="P15" loext:marker-style-name="T1"><text:soft-page-break/><text:s text:c="4"/>}</text:p>
      <text:p text:style-name="P15" loext:marker-style-name="T1"/>
      <text:p text:style-name="P15" loext:marker-style-name="T1"><text:s text:c="4"/>result.resize(last_entry - first_entry);</text:p>
      <text:p text:style-name="P15" loext:marker-style-name="T1"><text:s text:c="4"/>for (int i = first_entry, j = 0; i &lt; last_entry; ++i) {</text:p>
      <text:p text:style-name="P15" loext:marker-style-name="T1"><text:s text:c="8"/>result[j++] = suffixArray[i];</text:p>
      <text:p text:style-name="P15" loext:marker-style-name="T1"><text:s text:c="4"/>}</text:p>
      <text:p text:style-name="P15" loext:marker-style-name="T1"><text:s text:c="4"/>sort(result.begin(), result.end());</text:p>
      <text:p text:style-name="P15" loext:marker-style-name="T1"><text:s text:c="4"/></text:p>
      <text:p text:style-name="P15" loext:marker-style-name="T1"><text:s text:c="4"/>return result;</text:p>
      <text:p text:style-name="P15" loext:marker-style-name="T1">}</text:p>
      <text:p text:style-name="P15" loext:marker-style-name="T1"/>
      <text:p text:style-name="P15" loext:marker-style-name="T1">int main() { </text:p>
      <text:p text:style-name="P15" loext:marker-style-name="T1"><text:s text:c="4"/>ios::sync_with_stdio(false); </text:p>
      <text:p text:style-name="P15" loext:marker-style-name="T1"><text:s text:c="4"/>cin.tie(nullptr); </text:p>
      <text:p text:style-name="P15" loext:marker-style-name="T1"><text:s text:c="5"/></text:p>
      <text:p text:style-name="P15" loext:marker-style-name="T1"><text:s text:c="4"/>string text; </text:p>
      <text:p text:style-name="P15" loext:marker-style-name="T1"><text:s text:c="4"/>getline(cin, text); </text:p>
      <text:p text:style-name="P15" loext:marker-style-name="T1"><text:s text:c="5"/></text:p>
      <text:p text:style-name="P15" loext:marker-style-name="T1"><text:s text:c="4"/>vector&lt;int&gt; suffix_array = buildSuffixArray(text + "$"); </text:p>
      <text:p text:style-name="P15" loext:marker-style-name="T1"><text:s text:c="4"/></text:p>
      <text:p text:style-name="P15" loext:marker-style-name="T1"><text:s text:c="4"/>string pattern;</text:p>
      <text:p text:style-name="P15" loext:marker-style-name="T1"><text:s text:c="4"/>int pattern_number = 0;</text:p>
      <text:p text:style-name="P15" loext:marker-style-name="T1"/>
      <text:p text:style-name="P15" loext:marker-style-name="T1"><text:s text:c="4"/>while (getline(cin, pattern)) {</text:p>
      <text:p text:style-name="P15" loext:marker-style-name="T1"><text:s text:c="8"/>++pattern_number;</text:p>
      <text:p text:style-name="P15" loext:marker-style-name="T1"><text:s text:c="8"/>vector&lt;int&gt; entries = searchPattern(text, pattern, suffix_array);</text:p>
      <text:p text:style-name="P15" loext:marker-style-name="T1"/>
      <text:p text:style-name="P15" loext:marker-style-name="T1"><text:s text:c="8"/>if (!entries.empty()) {</text:p>
      <text:p text:style-name="P15" loext:marker-style-name="T1"><text:s text:c="12"/>cout &lt;&lt; pattern_number &lt;&lt; ": ";</text:p>
      <text:p text:style-name="P15" loext:marker-style-name="T1"/>
      <text:p text:style-name="P15" loext:marker-style-name="T1"><text:s text:c="12"/>for (size_t i = 0; i &lt; entries.size(); ++i) {</text:p>
      <text:p text:style-name="P15" loext:marker-style-name="T1"><text:s text:c="16"/>cout &lt;&lt; entries[i] + 1;</text:p>
      <text:p text:style-name="P15" loext:marker-style-name="T1"><text:s text:c="16"/>if (i &lt; entries.size() - 1) {</text:p>
      <text:p text:style-name="P15" loext:marker-style-name="T1"><text:s text:c="20"/>cout &lt;&lt; ", ";</text:p>
      <text:p text:style-name="P15" loext:marker-style-name="T1"><text:s text:c="16"/>}</text:p>
      <text:p text:style-name="P15" loext:marker-style-name="T1"><text:s text:c="12"/>}</text:p>
      <text:p text:style-name="P15" loext:marker-style-name="T1"/>
      <text:p text:style-name="P15" loext:marker-style-name="T1"><text:s text:c="12"/>cout &lt;&lt; '\n'; </text:p>
      <text:p text:style-name="P15" loext:marker-style-name="T1"><text:s text:c="8"/>}</text:p>
      <text:p text:style-name="P15" loext:marker-style-name="T1"><text:s text:c="4"/>}</text:p>
      <text:p text:style-name="P15" loext:marker-style-name="T1"><text:s text:c="4"/></text:p>
      <text:p text:style-name="P15" loext:marker-style-name="T1"><text:s text:c="4"/>return 0; </text:p>
      <text:p text:style-name="P15" loext:marker-style-name="T1">}</text:p>
      <text:p text:style-name="P15" loext:marker-style-name="T1"/>
      <text:p text:style-name="P14" loext:marker-style-name="T1"><text:span text:style-name="T1">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Номер теста</text:p>
          </table:table-cell>
          <table:table-cell table:style-name="Таблица1.A1" office:value-type="string">
            <text:p text:style-name="P18">Ввод</text:p>
          </table:table-cell>
          <table:table-cell table:style-name="Таблица1.C1" office:value-type="string">
            <text:p text:style-name="P18">Вывод</text:p>
          </table:table-cell>
        </table:table-row>
        <table:table-row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19">abcdabc</text:p>
            <text:p text:style-name="P19">abcd</text:p>
            <text:p text:style-name="P19">bcd</text:p>
            <text:p text:style-name="P19"><text:soft-page-break/>bc</text:p>
          </table:table-cell>
          <table:table-cell table:style-name="Таблица1.C2" office:value-type="string">
            <text:p text:style-name="P19">1: 1</text:p>
            <text:p text:style-name="P19">2: 2</text:p>
            <text:p text:style-name="P19">3: 2, 6</text:p>
          </table:table-cell>
        </table:table-row>
        <table:table-row>
          <table:table-cell table:style-name="Таблица1.A2" office:value-type="string">
            <text:p text:style-name="P20">2</text:p>
          </table:table-cell>
          <table:table-cell table:style-name="Таблица1.A2" office:value-type="string">
            <text:p text:style-name="P19">abacaba</text:p>
            <text:p text:style-name="P19">aba</text:p>
            <text:p text:style-name="P19">tttt</text:p>
            <text:p text:style-name="P19">a</text:p>
            <text:p text:style-name="P19"/>
            <text:p text:style-name="P19">aw</text:p>
            <text:p text:style-name="P19">caba <text:s text:c="3"/></text:p>
            <text:p text:style-name="P19">qu</text:p>
          </table:table-cell>
          <table:table-cell table:style-name="Таблица1.C2" office:value-type="string">
            <text:p text:style-name="P19">1: 1, 5</text:p>
            <text:p text:style-name="P19">3: 1, 3, 5, 7</text:p>
            <text:p text:style-name="P19">6: 4</text:p>
          </table:table-cell>
        </table:table-row>
        <table:table-row>
          <table:table-cell table:style-name="Таблица1.A2" office:value-type="string">
            <text:p text:style-name="P20">3</text:p>
          </table:table-cell>
          <table:table-cell table:style-name="Таблица1.A2" office:value-type="string">
            <text:p text:style-name="P19">capdup</text:p>
            <text:p text:style-name="P19"/>
            <text:p text:style-name="P19">tiop</text:p>
            <text:p text:style-name="P19">qwry</text:p>
            <text:p text:style-name="P19">bn</text:p>
            <text:p text:style-name="P19"/>
            <text:p text:style-name="P19">zcja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1" loext:marker-style-name="T1"><text:span text:style-name="T1"/></text:p>
      <text:p text:style-name="P11" loext:marker-style-name="T1"><text:span text:style-name="T1"/></text:p>
      <text:p text:style-name="P14" loext:marker-style-name="T1"><text:span text:style-name="T1">Выводы</text:span></text:p>
      <text:p text:style-name="P17" loext:marker-style-name="T1"><text:span text:style-name="T1">В ходе выполнения данной лабораторной работы я познакомился с суффиксными массивами, узнал как их строить и искать в них. Алгоритм построения мне показался очень занят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27:27.368267113</meta:creation-date>
    <dc:date>2024-10-20T15:03:59.862618368</dc:date>
    <meta:editing-duration>PT14M58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6" meta:paragraph-count="199" meta:word-count="798" meta:character-count="5759" meta:non-whitespace-character-count="4166"/>
  </office:meta>
</office:document-meta>
</file>